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D40000005BB92220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723cm" fo:margin-left="0.009cm" fo:margin-top="0cm" fo:margin-bottom="0cm" table:align="left" style:writing-mode="lr-tb"/>
    </style:style>
    <style:style style:name="Table1.A" style:family="table-column">
      <style:table-column-properties style:column-width="8.361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6.988cm" fo:margin-left="0.014cm" fo:margin-top="0cm" fo:margin-bottom="0cm" table:align="left" style:writing-mode="page"/>
    </style:style>
    <style:style style:name="Table2.A" style:family="table-column">
      <style:table-column-properties style:column-width="16.988cm"/>
    </style:style>
    <style:style style:name="Table2.1" style:family="table-row">
      <style:table-row-properties style:min-row-height="1.207cm" fo:keep-together="always"/>
    </style:style>
    <style:style style:name="Table2.A1" style:family="table-cell">
      <style:table-cell-properties fo:padding-left="0.123cm" fo:padding-right="0.123cm" fo:padding-top="0cm" fo:padding-bottom="0cm" fo:border-left="0.5pt solid #5f497a" fo:border-right="0.5pt solid #5f497a" fo:border-top="0.5pt solid #000000" fo:border-bottom="0.5pt solid #5f497a"/>
    </style:style>
    <style:style style:name="Table2.2" style:family="table-row">
      <style:table-row-properties style:min-row-height="2.307cm" fo:keep-together="always"/>
    </style:style>
    <style:style style:name="Table2.A3" style:family="table-cell">
      <style:table-cell-properties fo:padding-left="0.123cm" fo:padding-right="0.123cm" fo:padding-top="0cm" fo:padding-bottom="0cm" fo:border-left="0.5pt solid #5f497a" fo:border-right="0.5pt solid #5f497a" fo:border-top="none" fo:border-bottom="0.5pt solid #5f497a"/>
    </style:style>
    <style:style style:name="Table1" style:family="table">
      <style:table-properties style:width="16.723cm" fo:margin-left="0.009cm" fo:margin-top="0cm" fo:margin-bottom="0cm" table:align="left" style:writing-mode="lr-tb"/>
    </style:style>
    <style:style style:name="Table1.A" style:family="table-column">
      <style:table-column-properties style:column-width="8.361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6.723cm" fo:margin-left="0.009cm" fo:margin-top="0cm" fo:margin-bottom="0cm" table:align="left" style:writing-mode="lr-tb"/>
    </style:style>
    <style:style style:name="Table3.A" style:family="table-column">
      <style:table-column-properties style:column-width="8.361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6.988cm" fo:margin-left="0.014cm" fo:margin-top="0cm" fo:margin-bottom="0cm" table:align="left" style:writing-mode="page"/>
    </style:style>
    <style:style style:name="Table4.A" style:family="table-column">
      <style:table-column-properties style:column-width="16.988cm"/>
    </style:style>
    <style:style style:name="Table4.1" style:family="table-row">
      <style:table-row-properties style:min-row-height="1.207cm" fo:keep-together="always"/>
    </style:style>
    <style:style style:name="Table4.A1" style:family="table-cell">
      <style:table-cell-properties fo:padding-left="0.123cm" fo:padding-right="0.123cm" fo:padding-top="0cm" fo:padding-bottom="0cm" fo:border-left="0.5pt solid #5f497a" fo:border-right="0.5pt solid #5f497a" fo:border-top="0.5pt solid #000000" fo:border-bottom="0.5pt solid #5f497a"/>
    </style:style>
    <style:style style:name="Table4.2" style:family="table-row">
      <style:table-row-properties style:min-row-height="2.307cm" fo:keep-together="always"/>
    </style:style>
    <style:style style:name="Table4.A3" style:family="table-cell">
      <style:table-cell-properties fo:padding-left="0.123cm" fo:padding-right="0.123cm" fo:padding-top="0cm" fo:padding-bottom="0cm" fo:border-left="0.5pt solid #5f497a" fo:border-right="0.5pt solid #5f497a" fo:border-top="none" fo:border-bottom="0.5pt solid #5f497a"/>
    </style:style>
    <style:style style:name="Table3" style:family="table">
      <style:table-properties style:width="16.723cm" fo:margin-left="0.009cm" fo:margin-top="0cm" fo:margin-bottom="0cm" table:align="left" style:writing-mode="lr-tb"/>
    </style:style>
    <style:style style:name="Table3.A" style:family="table-column">
      <style:table-column-properties style:column-width="8.361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 style:writing-mode="lr-tb"/>
    </style:style>
    <style:style style:name="Table5" style:family="table">
      <style:table-properties style:width="16.723cm" fo:margin-left="0.009cm" fo:margin-top="0cm" fo:margin-bottom="0cm" table:align="left" style:writing-mode="lr-tb"/>
    </style:style>
    <style:style style:name="Table5.A" style:family="table-column">
      <style:table-column-properties style:column-width="8.361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191cm" fo:padding-right="0.191cm" fo:padding-top="0cm" fo:padding-bottom="0cm" fo:border="0.5pt solid #000000" style:writing-mode="lr-tb"/>
    </style:style>
    <style:style style:name="Table6" style:family="table">
      <style:table-properties style:width="16.988cm" fo:margin-left="0.014cm" fo:margin-top="0cm" fo:margin-bottom="0cm" table:align="left" style:writing-mode="page"/>
    </style:style>
    <style:style style:name="Table6.A" style:family="table-column">
      <style:table-column-properties style:column-width="16.988cm"/>
    </style:style>
    <style:style style:name="Table6.1" style:family="table-row">
      <style:table-row-properties style:min-row-height="1.207cm" fo:keep-together="always"/>
    </style:style>
    <style:style style:name="Table6.A1" style:family="table-cell">
      <style:table-cell-properties fo:padding-left="0.123cm" fo:padding-right="0.123cm" fo:padding-top="0cm" fo:padding-bottom="0cm" fo:border-left="0.5pt solid #5f497a" fo:border-right="0.5pt solid #5f497a" fo:border-top="0.5pt solid #000000" fo:border-bottom="0.5pt solid #5f497a"/>
    </style:style>
    <style:style style:name="Table6.2" style:family="table-row">
      <style:table-row-properties style:min-row-height="2.307cm" fo:keep-together="always"/>
    </style:style>
    <style:style style:name="Table5" style:family="table">
      <style:table-properties style:width="16.723cm" fo:margin-left="0.009cm" fo:margin-top="0cm" fo:margin-bottom="0cm" table:align="left" style:writing-mode="lr-tb"/>
    </style:style>
    <style:style style:name="Table5.A" style:family="table-column">
      <style:table-column-properties style:column-width="8.361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191cm" fo:padding-right="0.191cm" fo:padding-top="0cm" fo:padding-bottom="0cm" fo:border="0.5pt solid #000000" style:writing-mode="lr-tb"/>
    </style:style>
    <style:style style:name="Table7" style:family="table">
      <style:table-properties style:width="16.723cm" fo:margin-left="0.009cm" fo:margin-top="0cm" fo:margin-bottom="0cm" table:align="left" style:writing-mode="lr-tb"/>
    </style:style>
    <style:style style:name="Table7.A" style:family="table-column">
      <style:table-column-properties style:column-width="8.361cm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191cm" fo:padding-right="0.191cm" fo:padding-top="0cm" fo:padding-bottom="0cm" fo:border="0.5pt solid #000000" style:writing-mode="lr-tb"/>
    </style:style>
    <style:style style:name="Table8" style:family="table">
      <style:table-properties style:width="16.988cm" fo:margin-left="0.014cm" fo:margin-top="0cm" fo:margin-bottom="0cm" table:align="left" style:writing-mode="page"/>
    </style:style>
    <style:style style:name="Table8.A" style:family="table-column">
      <style:table-column-properties style:column-width="16.988cm"/>
    </style:style>
    <style:style style:name="Table8.1" style:family="table-row">
      <style:table-row-properties style:min-row-height="1.207cm" fo:keep-together="always"/>
    </style:style>
    <style:style style:name="Table8.A1" style:family="table-cell">
      <style:table-cell-properties fo:padding-left="0.123cm" fo:padding-right="0.123cm" fo:padding-top="0cm" fo:padding-bottom="0cm" fo:border-left="0.5pt solid #5f497a" fo:border-right="0.5pt solid #5f497a" fo:border-top="0.5pt solid #000000" fo:border-bottom="0.5pt solid #5f497a"/>
    </style:style>
    <style:style style:name="Table8.2" style:family="table-row">
      <style:table-row-properties style:min-row-height="2.307cm" fo:keep-together="always"/>
    </style:style>
    <style:style style:name="Table7" style:family="table">
      <style:table-properties style:width="16.723cm" fo:margin-left="0.009cm" fo:margin-top="0cm" fo:margin-bottom="0cm" table:align="left" style:writing-mode="lr-tb"/>
    </style:style>
    <style:style style:name="Table7.A" style:family="table-column">
      <style:table-column-properties style:column-width="8.361cm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191cm" fo:padding-right="0.191cm" fo:padding-top="0cm" fo:padding-bottom="0cm" fo:border="0.5pt solid #000000" style:writing-mode="lr-tb"/>
    </style:style>
    <style:style style:name="Table9" style:family="table">
      <style:table-properties style:width="16.723cm" fo:margin-left="0.009cm" fo:margin-top="0cm" fo:margin-bottom="0cm" table:align="left" style:writing-mode="lr-tb"/>
    </style:style>
    <style:style style:name="Table9.A" style:family="table-column">
      <style:table-column-properties style:column-width="8.361cm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0" style:family="table">
      <style:table-properties style:width="16.988cm" fo:margin-left="0.014cm" fo:margin-top="0cm" fo:margin-bottom="0cm" table:align="left" style:writing-mode="page"/>
    </style:style>
    <style:style style:name="Table10.A" style:family="table-column">
      <style:table-column-properties style:column-width="16.988cm"/>
    </style:style>
    <style:style style:name="Table10.1" style:family="table-row">
      <style:table-row-properties style:min-row-height="1.207cm" fo:keep-together="always"/>
    </style:style>
    <style:style style:name="Table10.A1" style:family="table-cell">
      <style:table-cell-properties fo:padding-left="0.123cm" fo:padding-right="0.123cm" fo:padding-top="0cm" fo:padding-bottom="0cm" fo:border-left="0.5pt solid #5f497a" fo:border-right="0.5pt solid #5f497a" fo:border-top="0.5pt solid #000000" fo:border-bottom="0.5pt solid #5f497a"/>
    </style:style>
    <style:style style:name="Table10.2" style:family="table-row">
      <style:table-row-properties style:min-row-height="2.307cm" fo:keep-together="always"/>
    </style:style>
    <style:style style:name="Table9" style:family="table">
      <style:table-properties style:width="16.723cm" fo:margin-left="0.009cm" fo:margin-top="0cm" fo:margin-bottom="0cm" table:align="left" style:writing-mode="lr-tb"/>
    </style:style>
    <style:style style:name="Table9.A" style:family="table-column">
      <style:table-column-properties style:column-width="8.361cm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Body_20_Text_20_2">
      <style:paragraph-properties fo:margin-top="0cm" fo:margin-bottom="0cm" style:contextual-spacing="false" fo:text-align="start" style:justify-single-word="false" fo:orphans="2" fo:widows="2"/>
      <style:text-properties fo:language="fr" fo:country="FR" style:letter-kerning="false" style:language-complex="ar" style:country-complex="SA"/>
    </style:style>
    <style:style style:name="P2" style:family="paragraph" style:parent-style-name="Body_20_Text_20_2">
      <style:paragraph-properties fo:margin-top="0cm" fo:margin-bottom="0cm" style:contextual-spacing="false" fo:text-align="center" style:justify-single-word="false" fo:orphans="2" fo:widows="2"/>
      <style:text-properties fo:language="fr" fo:country="FR" style:letter-kerning="false" style:language-complex="ar" style:country-complex="SA"/>
    </style:style>
    <style:style style:name="P3" style:family="paragraph" style:parent-style-name="Body_20_Text_20_2">
      <style:paragraph-properties fo:margin-top="0cm" fo:margin-bottom="0cm" style:contextual-spacing="false" fo:text-align="start" style:justify-single-word="false" fo:orphans="2" fo:widows="2"/>
      <style:text-properties fo:color="#404040" loext:opacity="100%" style:font-name="Calibri" fo:font-size="11pt" fo:language="fr" fo:country="FR" fo:font-weight="normal" style:letter-kerning="false" style:font-size-asian="11pt" style:font-weight-asian="normal" style:font-size-complex="11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P4" style:family="paragraph" style:parent-style-name="Body_20_Text_20_2">
      <style:paragraph-properties fo:margin-top="0cm" fo:margin-bottom="0cm" style:contextual-spacing="false"/>
      <style:text-properties fo:color="#404040" loext:opacity="100%" style:font-name="Calibri" fo:font-size="8pt" fo:font-weight="normal" style:font-size-asian="8pt" style:font-weight-asian="normal" style:font-size-complex="8pt">
        <loext:char-complex-color loext:theme-type="dark1" loext:color-type="theme">
          <loext:transformation loext:type="tint" loext:value="2509"/>
        </loext:char-complex-color>
      </style:text-properties>
    </style:style>
    <style:style style:name="P5" style:family="paragraph" style:parent-style-name="Body_20_Text_20_2">
      <style:paragraph-properties fo:margin-top="0cm" fo:margin-bottom="0cm" style:contextual-spacing="false"/>
      <style:text-properties fo:color="#404040" loext:opacity="100%" style:font-name="Calibri" fo:font-size="11pt" fo:font-weight="normal" style:font-size-asian="11pt" style:font-weight-asian="normal" style:font-size-complex="11pt">
        <loext:char-complex-color loext:theme-type="dark1" loext:color-type="theme">
          <loext:transformation loext:type="tint" loext:value="2509"/>
        </loext:char-complex-color>
      </style:text-properties>
    </style:style>
    <style:style style:name="P6" style:family="paragraph" style:parent-style-name="Body_20_Text_20_2">
      <style:paragraph-properties fo:margin-top="0cm" fo:margin-bottom="0cm" style:contextual-spacing="false"/>
      <style:text-properties fo:color="#404040" loext:opacity="100%" style:font-name="Calibri" fo:font-size="11pt" fo:font-weight="normal" officeooo:rsid="000c61c1" officeooo:paragraph-rsid="000c61c1" style:font-size-asian="11pt" style:font-weight-asian="normal" style:font-size-complex="11pt">
        <loext:char-complex-color loext:theme-type="dark1" loext:color-type="theme">
          <loext:transformation loext:type="tint" loext:value="2509"/>
        </loext:char-complex-color>
      </style:text-properties>
    </style:style>
    <style:style style:name="P7" style:family="paragraph" style:parent-style-name="Body_20_Text_20_2">
      <style:paragraph-properties fo:margin-top="0cm" fo:margin-bottom="0cm" style:contextual-spacing="false"/>
      <style:text-properties fo:color="#404040" loext:opacity="100%" style:font-name="Calibri" fo:font-size="11pt" style:font-size-asian="11pt" style:font-size-complex="11pt">
        <loext:char-complex-color loext:theme-type="dark1" loext:color-type="theme">
          <loext:transformation loext:type="tint" loext:value="2509"/>
        </loext:char-complex-color>
      </style:text-properties>
    </style:style>
    <style:style style:name="P8" style:family="paragraph" style:parent-style-name="Body_20_Text_20_2">
      <style:paragraph-properties fo:margin-top="0cm" fo:margin-bottom="0cm" style:contextual-spacing="false"/>
      <style:text-properties fo:color="#404040" loext:opacity="100%" style:font-name="Calibri" fo:font-size="11pt" officeooo:rsid="000c3d4d" officeooo:paragraph-rsid="000c3d4d" style:font-size-asian="11pt" style:font-size-complex="11pt">
        <loext:char-complex-color loext:theme-type="dark1" loext:color-type="theme">
          <loext:transformation loext:type="tint" loext:value="2509"/>
        </loext:char-complex-color>
      </style:text-properties>
    </style:style>
    <style:style style:name="P9" style:family="paragraph" style:parent-style-name="Body_20_Text_20_2">
      <style:paragraph-properties fo:margin-top="0cm" fo:margin-bottom="0cm" style:contextual-spacing="false"/>
      <style:text-properties fo:color="#404040" loext:opacity="100%" style:font-name="Calibri" fo:font-size="11pt" officeooo:rsid="000c3d4d" officeooo:paragraph-rsid="000c61c1" style:font-size-asian="11pt" style:font-size-complex="11pt">
        <loext:char-complex-color loext:theme-type="dark1" loext:color-type="theme">
          <loext:transformation loext:type="tint" loext:value="2509"/>
        </loext:char-complex-color>
      </style:text-properties>
    </style:style>
    <style:style style:name="P10" style:family="paragraph" style:parent-style-name="Body_20_Text_20_2">
      <style:paragraph-properties fo:margin-top="0cm" fo:margin-bottom="0cm" style:contextual-spacing="false" fo:text-align="start" style:justify-single-word="false" fo:orphans="2" fo:widows="2"/>
      <style:text-properties fo:color="#404040" loext:opacity="100%" style:font-name="Calibri" fo:font-size="11pt" fo:language="fr" fo:country="FR" fo:font-weight="normal" style:letter-kerning="false" style:font-size-asian="11pt" style:font-weight-asian="normal" style:font-size-complex="11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P11" style:family="paragraph" style:parent-style-name="Body_20_Text_20_2">
      <style:paragraph-properties fo:margin-right="-0.852cm" fo:margin-top="0cm" fo:margin-bottom="0cm" style:contextual-spacing="false"/>
    </style:style>
    <style:style style:name="P12" style:family="paragraph" style:parent-style-name="Body_20_Text_20_2">
      <style:paragraph-properties fo:margin-top="0cm" fo:margin-bottom="0cm" style:contextual-spacing="false"/>
    </style:style>
    <style:style style:name="P13" style:family="paragraph" style:parent-style-name="Body_20_Text_20_2">
      <style:paragraph-properties fo:margin-top="0cm" fo:margin-bottom="0cm" style:contextual-spacing="false" fo:text-align="start" style:justify-single-word="false" fo:orphans="2" fo:widows="2"/>
      <style:text-properties fo:language="fr" fo:country="FR" style:letter-kerning="false" style:language-complex="ar" style:country-complex="SA"/>
    </style:style>
    <style:style style:name="P14" style:family="paragraph" style:parent-style-name="Body_20_Text_20_2">
      <style:paragraph-properties fo:margin-top="0cm" fo:margin-bottom="0cm" style:contextual-spacing="false" fo:text-align="center" style:justify-single-word="false" fo:orphans="2" fo:widows="2"/>
      <style:text-properties fo:language="fr" fo:country="FR" style:letter-kerning="false" style:language-complex="ar" style:country-complex="SA"/>
    </style:style>
    <style:style style:name="P15" style:family="paragraph" style:parent-style-name="Body_20_Text_20_2">
      <style:paragraph-properties fo:margin-top="0cm" fo:margin-bottom="0cm" style:contextual-spacing="false" style:line-height-at-least="0.706cm"/>
      <style:text-properties fo:color="#262626" loext:opacity="100%" style:font-name="Calibri" fo:font-size="11pt" fo:font-weight="normal" style:font-size-asian="11pt" style:font-weight-asian="normal" style:font-name-complex="Tahoma1" style:font-size-complex="11pt" style:font-weight-complex="normal">
        <loext:char-complex-color loext:theme-type="dark1" loext:color-type="theme">
          <loext:transformation loext:type="tint" loext:value="1490"/>
        </loext:char-complex-color>
      </style:text-properties>
    </style:style>
    <style:style style:name="P16" style:family="paragraph" style:parent-style-name="Body_20_Text_20_2">
      <style:paragraph-properties fo:margin-right="-0.852cm" fo:margin-top="0cm" fo:margin-bottom="0cm" style:contextual-spacing="false"/>
      <style:text-properties officeooo:paragraph-rsid="000c3d4d"/>
    </style:style>
    <style:style style:name="P17" style:family="paragraph" style:parent-style-name="Body_20_Text_20_2">
      <style:paragraph-properties fo:margin-top="0cm" fo:margin-bottom="0cm" style:contextual-spacing="false"/>
      <style:text-properties officeooo:rsid="000c3d4d" officeooo:paragraph-rsid="000c3d4d"/>
    </style:style>
    <style:style style:name="P18" style:family="paragraph" style:parent-style-name="Header">
      <style:paragraph-properties fo:text-indent="-0.501cm" style:auto-text-indent="false">
        <style:tab-stops>
          <style:tab-stop style:position="16.002cm" style:type="right"/>
        </style:tab-stops>
      </style:paragraph-properties>
    </style:style>
    <style:style style:name="T1" style:family="text">
      <style:text-properties fo:color="#404040" loext:opacity="100%" style:font-name="Calibri" fo:font-size="8pt" fo:font-weight="normal" style:font-size-asian="8pt" style:font-weight-asian="normal" style:font-size-complex="8pt">
        <loext:char-complex-color loext:theme-type="dark1" loext:color-type="theme">
          <loext:transformation loext:type="tint" loext:value="2509"/>
        </loext:char-complex-color>
      </style:text-properties>
    </style:style>
    <style:style style:name="T2" style:family="text">
      <style:text-properties fo:color="#404040" loext:opacity="100%" style:font-name="Calibri" fo:font-size="11pt" style:text-underline-style="solid" style:text-underline-width="auto" style:text-underline-color="font-color" style:font-size-asian="11pt" style:font-size-complex="11pt">
        <loext:char-complex-color loext:theme-type="dark1" loext:color-type="theme">
          <loext:transformation loext:type="tint" loext:value="2509"/>
        </loext:char-complex-color>
      </style:text-properties>
    </style:style>
    <style:style style:name="T3" style:family="text">
      <style:text-properties fo:color="#404040" loext:opacity="100%" style:font-name="Calibri" fo:font-size="11pt" style:text-underline-style="solid" style:text-underline-width="auto" style:text-underline-color="font-color" fo:font-weight="normal" style:font-size-asian="11pt" style:font-weight-asian="normal" style:font-size-complex="11pt">
        <loext:char-complex-color loext:theme-type="dark1" loext:color-type="theme">
          <loext:transformation loext:type="tint" loext:value="2509"/>
        </loext:char-complex-color>
      </style:text-properties>
    </style:style>
    <style:style style:name="T4" style:family="text">
      <style:text-properties fo:color="#404040" loext:opacity="100%" style:font-name="Calibri" fo:font-size="11pt" style:text-underline-style="solid" style:text-underline-width="auto" style:text-underline-color="font-color" fo:font-weight="normal" officeooo:rsid="000c3d4d" style:font-size-asian="11pt" style:font-weight-asian="normal" style:font-size-complex="11pt">
        <loext:char-complex-color loext:theme-type="dark1" loext:color-type="theme">
          <loext:transformation loext:type="tint" loext:value="2509"/>
        </loext:char-complex-color>
      </style:text-properties>
    </style:style>
    <style:style style:name="T5" style:family="text">
      <style:text-properties fo:color="#404040" loext:opacity="100%" style:font-name="Calibri" fo:font-size="11pt" style:text-underline-style="solid" style:text-underline-width="auto" style:text-underline-color="font-color" fo:font-weight="normal" officeooo:rsid="000c61c1" style:font-size-asian="11pt" style:font-weight-asian="normal" style:font-size-complex="11pt">
        <loext:char-complex-color loext:theme-type="dark1" loext:color-type="theme">
          <loext:transformation loext:type="tint" loext:value="2509"/>
        </loext:char-complex-color>
      </style:text-properties>
    </style:style>
    <style:style style:name="T6" style:family="text">
      <style:text-properties fo:color="#404040" loext:opacity="100%" style:font-name="Calibri" fo:font-size="11pt" fo:font-weight="normal" style:font-size-asian="11pt" style:font-weight-asian="normal" style:font-size-complex="11pt">
        <loext:char-complex-color loext:theme-type="dark1" loext:color-type="theme">
          <loext:transformation loext:type="tint" loext:value="2509"/>
        </loext:char-complex-color>
      </style:text-properties>
    </style:style>
    <style:style style:name="T7" style:family="text">
      <style:text-properties fo:color="#404040" loext:opacity="100%" style:font-name="Calibri" fo:font-size="11pt" style:font-size-asian="11pt" style:font-size-complex="11pt">
        <loext:char-complex-color loext:theme-type="dark1" loext:color-type="theme">
          <loext:transformation loext:type="tint" loext:value="2509"/>
        </loext:char-complex-color>
      </style:text-properties>
    </style:style>
    <style:style style:name="T8" style:family="text">
      <style:text-properties fo:color="#262626" loext:opacity="100%" style:font-name="Calibri" fo:font-size="11pt" fo:font-weight="normal" style:font-size-asian="11pt" style:font-weight-asian="normal" style:font-name-complex="Tahoma1" style:font-size-complex="11pt" style:font-weight-complex="normal">
        <loext:char-complex-color loext:theme-type="dark1" loext:color-type="theme">
          <loext:transformation loext:type="tint" loext:value="1490"/>
        </loext:char-complex-color>
      </style:text-properties>
    </style:style>
    <style:style style:name="T9" style:family="text">
      <style:text-properties style:font-name="Calibri" fo:font-size="18pt" style:font-size-asian="18pt" style:font-name-complex="Calibri1" style:font-size-complex="18pt"/>
    </style:style>
    <style:style style:name="T10" style:family="text">
      <style:text-properties style:font-name="Calibri" fo:font-weight="bold" style:font-weight-asian="bold" style:font-name-complex="Calibri1"/>
    </style:style>
    <style:style style:name="T11" style:family="text">
      <style:text-properties style:font-name="Calibri" style:font-name-complex="Calibri1"/>
    </style:style>
    <style:style style:name="T12" style:family="text">
      <style:text-properties style:font-name="Calibri" fo:font-style="italic" fo:font-weight="bold" style:font-style-asian="italic" style:font-weight-asian="bold" style:font-name-complex="Calibri1"/>
    </style:style>
    <style:style style:name="T13" style:family="text">
      <style:text-properties fo:color="#7030a0" loext:opacity="100%" style:font-name="Calibri" fo:font-weight="bold" style:font-weight-asian="bold" style:font-name-complex="Calibri1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" loext:marker-style-name="T1"/>
            <text:p text:style-name="P11" loext:marker-style-name="T6"><text:span text:style-name="T2">NOM Prénom de l’élève-ingénieur : </text:span><text:span text:style-name="T4">Bec-clemente Elio</text:span></text:p>
          </table:table-cell>
        </table:table-row>
        <table:table-row table:style-name="Table2.2">
          <table:table-cell table:style-name="Table2.A1" office:value-type="string">
            <text:p text:style-name="P12" loext:marker-style-name="T6"><text:span text:style-name="T2">Identité de l’Entreprise 1 :</text:span><text:span text:style-name="T3"> </text:span><text:span text:style-name="T4">SERMA</text:span></text:p>
            <text:p text:style-name="P12" loext:marker-style-name="T7"><text:span text:style-name="T7">Ce que je sais sur cette entreprise : </text:span></text:p>
            <text:p text:style-name="P17" loext:marker-style-name="T7"><text:span text:style-name="T7">Consultant en informatique des Systèmes embarqués. </text:span></text:p>
            <text:p text:style-name="P5" loext:marker-style-name="T6"/>
            <text:p text:style-name="P5" loext:marker-style-name="T6"/>
            <text:p text:style-name="P5" loext:marker-style-name="T6"/>
            <text:p text:style-name="P5" loext:marker-style-name="T6"/>
            <text:p text:style-name="P12" loext:marker-style-name="T7"><text:span text:style-name="T7">Pourquoi ce choix de visite ?</text:span><text:span text:style-name="T7"/></text:p>
            <text:p text:style-name="P8" loext:marker-style-name="T7">Les systèmes embarqués appliqués à l’aéronautique civile m’intéressent. </text:p>
            <text:p text:style-name="P7" loext:marker-style-name="T7"/>
            <text:p text:style-name="P12" loext:marker-style-name="T7"><text:span text:style-name="T7">Ce que j’aimerais savoir (les questions que je vais poser) :</text:span><text:span text:style-name="T7"/></text:p>
            <text:p text:style-name="P8" loext:marker-style-name="T7">Est-ce qu’ils font dans l’aéronautique civile uniquement. </text:p>
            <text:p text:style-name="P7" loext:marker-style-name="T7"/>
            <text:p text:style-name="P7" loext:marker-style-name="T7"/>
            <text:p text:style-name="P7" loext:marker-style-name="T7"/>
            <text:p text:style-name="P7" loext:marker-style-name="T7"/>
            <text:p text:style-name="P7" loext:marker-style-name="T7"/>
            <text:p text:style-name="P7" loext:marker-style-name="T7"/>
            <text:p text:style-name="P12" loext:marker-style-name="T7"><text:span text:style-name="T7">Ma prise de note pendant la rencontre : </text:span><text:span text:style-name="T7"/></text:p>
            <table:table table:name="Table1" table:style-name="Table1">
              <table:table-column table:style-name="Table1.A" table:number-columns-repeated="2"/>
              <table:table-row table:style-name="Table1.1">
                <table:table-cell table:style-name="Table1.A1" office:value-type="string">
                  <text:p text:style-name="P1" loext:marker-style-name="T6"><text:span text:style-name="T6">Noms-Prénoms des personnes rencontrées</text:span><text:span text:style-name="T6"/></text:p>
                </table:table-cell>
                <table:table-cell table:style-name="Table1.A1" office:value-type="string">
                  <text:p text:style-name="P2" loext:marker-style-name="T6"><text:span text:style-name="T6">Postes occupés</text:span><text:span text:style-name="T6"/></text:p>
                </table:table-cell>
              </table:table-row>
              <table:table-row table:style-name="Table1.1">
                <table:table-cell table:style-name="Table1.A1" office:value-type="string">
                  <text:p text:style-name="P3" loext:marker-style-name="T6"/>
                </table:table-cell>
                <table:table-cell table:style-name="Table1.A1" office:value-type="string">
                  <text:p text:style-name="P3" loext:marker-style-name="T6"/>
                </table:table-cell>
              </table:table-row>
              <table:table-row table:style-name="Table1.1">
                <table:table-cell table:style-name="Table1.A1" office:value-type="string">
                  <text:p text:style-name="P3" loext:marker-style-name="T6"/>
                </table:table-cell>
                <table:table-cell table:style-name="Table1.A1" office:value-type="string">
                  <text:p text:style-name="P3" loext:marker-style-name="T6"/>
                </table:table-cell>
              </table:table-row>
              <table:table-row table:style-name="Table1.1">
                <table:table-cell table:style-name="Table1.A1" office:value-type="string">
                  <text:p text:style-name="P3" loext:marker-style-name="T6"/>
                </table:table-cell>
                <table:table-cell table:style-name="Table1.A1" office:value-type="string">
                  <text:p text:style-name="P3" loext:marker-style-name="T6"/>
                </table:table-cell>
              </table:table-row>
            </table:table>
            <text:p text:style-name="P5" loext:marker-style-name="T6"/>
            <text:p text:style-name="P5" loext:marker-style-name="T6"/>
            <text:p text:style-name="P5" loext:marker-style-name="T6"/>
            <text:p text:style-name="P5" loext:marker-style-name="T6"/>
            <text:p text:style-name="P5" loext:marker-style-name="T6"/>
            <text:p text:style-name="P7" loext:marker-style-name="T7"/>
            <text:p text:style-name="P7" loext:marker-style-name="T7"/>
            <text:p text:style-name="P7" loext:marker-style-name="T7"/>
            <text:p text:style-name="P7" loext:marker-style-name="T7"/>
            <text:p text:style-name="P7" loext:marker-style-name="T7"/>
            <text:p text:style-name="P7" loext:marker-style-name="T7"/>
            <text:p text:style-name="P7" loext:marker-style-name="T7"/>
            <text:p text:style-name="P7" loext:marker-style-name="T7"/>
            <text:p text:style-name="P7" loext:marker-style-name="T7"/>
            <text:p text:style-name="P7" loext:marker-style-name="T7"/>
            <text:p text:style-name="P7" loext:marker-style-name="T7"/>
            <text:p text:style-name="P12" loext:marker-style-name="T7"><text:span text:style-name="T7">Bilan et perspectives de ces échanges :</text:span><text:span text:style-name="T7"/></text:p>
            <text:p text:style-name="P7" loext:marker-style-name="T7"/>
            <text:p text:style-name="P7" loext:marker-style-name="T7"/>
            <text:p text:style-name="P7" loext:marker-style-name="T7"/>
            <text:p text:style-name="P7" loext:marker-style-name="T7"/>
            <text:p text:style-name="P7" loext:marker-style-name="T7"/>
            <text:p text:style-name="P7" loext:marker-style-name="T7"/>
            <text:p text:style-name="P7" loext:marker-style-name="T7"/>
            <text:p text:style-name="P7" loext:marker-style-name="T7"/>
          </table:table-cell>
        </table:table-row>
        <table:table-row table:style-name="Table2.2">
          <table:table-cell table:style-name="Table2.A3" office:value-type="string">
            <text:p text:style-name="P5" loext:marker-style-name="T6"/>
          </table:table-cell>
        </table:table-row>
      </table:table>
      <text:p text:style-name="P15" loext:marker-style-name="T8"><text:soft-page-break/></text:p>
      <text:p text:style-name="P15" loext:marker-style-name="T8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4" loext:marker-style-name="T1"/>
            <text:p text:style-name="P16" loext:marker-style-name="T6"><text:span text:style-name="T2">NOM Prénom de l’élève-ingénieur : </text:span><text:span text:style-name="T4">Bec-clemente Elio</text:span></text:p>
          </table:table-cell>
        </table:table-row>
        <table:table-row table:style-name="Table4.2">
          <table:table-cell table:style-name="Table4.A1" office:value-type="string">
            <text:p text:style-name="P12" loext:marker-style-name="T6"><text:span text:style-name="T2">Identité de l’Entreprise 2 :</text:span><text:span text:style-name="T3"> </text:span><text:span text:style-name="T5">Safran</text:span></text:p>
            <text:p text:style-name="P12" loext:marker-style-name="T7"><text:span text:style-name="T7">Ce que je sais sur cette entreprise : </text:span><text:span text:style-name="T7"/></text:p>
            <text:p text:style-name="P6" loext:marker-style-name="T6">Fabricants de pièces pour le secteur de l’aéronautique/spatial. </text:p>
            <text:p text:style-name="P5" loext:marker-style-name="T6"/>
            <text:p text:style-name="P5" loext:marker-style-name="T6"/>
            <text:p text:style-name="P5" loext:marker-style-name="T6"/>
            <text:p text:style-name="P5" loext:marker-style-name="T6"/>
            <text:p text:style-name="P12" loext:marker-style-name="T7"><text:span text:style-name="T7">Pourquoi ce choix de visite ?</text:span><text:span text:style-name="T7"/></text:p>
            <text:p text:style-name="P9" loext:marker-style-name="T7">Les systèmes embarqués appliqués à l’aéronautique civile m’intéressent. </text:p>
            <text:p text:style-name="P7" loext:marker-style-name="T7"/>
            <text:p text:style-name="P12" loext:marker-style-name="T7"><text:span text:style-name="T7">Ce que j’aimerais savoir (les questions que je vais poser) :</text:span><text:span text:style-name="T7"/></text:p>
            <text:p text:style-name="P7" loext:marker-style-name="T7">????</text:p>
            <text:p text:style-name="P7" loext:marker-style-name="T7"/>
            <text:p text:style-name="P7" loext:marker-style-name="T7"/>
            <text:p text:style-name="P7" loext:marker-style-name="T7"/>
            <text:p text:style-name="P7" loext:marker-style-name="T7"/>
            <text:p text:style-name="P7" loext:marker-style-name="T7"/>
            <text:p text:style-name="P7" loext:marker-style-name="T7"/>
            <text:p text:style-name="P12" loext:marker-style-name="T7"><text:span text:style-name="T7">Ma prise de note pendant la rencontre : </text:span><text:span text:style-name="T7"/></text:p>
            <table:table table:name="Table3" table:style-name="Table3">
              <table:table-column table:style-name="Table3.A" table:number-columns-repeated="2"/>
              <table:table-row table:style-name="Table3.1">
                <table:table-cell table:style-name="Table3.A1" office:value-type="string">
                  <text:p text:style-name="P1" loext:marker-style-name="T6"><text:span text:style-name="T6">Noms-Prénoms des personnes rencontrées</text:span><text:span text:style-name="T6"/></text:p>
                </table:table-cell>
                <table:table-cell table:style-name="Table3.A1" office:value-type="string">
                  <text:p text:style-name="P2" loext:marker-style-name="T6"><text:span text:style-name="T6">Postes occupés</text:span><text:span text:style-name="T6"/></text:p>
                </table:table-cell>
              </table:table-row>
              <table:table-row table:style-name="Table3.1">
                <table:table-cell table:style-name="Table3.A1" office:value-type="string">
                  <text:p text:style-name="P3" loext:marker-style-name="T6"/>
                </table:table-cell>
                <table:table-cell table:style-name="Table3.A1" office:value-type="string">
                  <text:p text:style-name="P3" loext:marker-style-name="T6"/>
                </table:table-cell>
              </table:table-row>
              <table:table-row table:style-name="Table3.1">
                <table:table-cell table:style-name="Table3.A1" office:value-type="string">
                  <text:p text:style-name="P3" loext:marker-style-name="T6"/>
                </table:table-cell>
                <table:table-cell table:style-name="Table3.A1" office:value-type="string">
                  <text:p text:style-name="P3" loext:marker-style-name="T6"/>
                </table:table-cell>
              </table:table-row>
              <table:table-row table:style-name="Table3.1">
                <table:table-cell table:style-name="Table3.A1" office:value-type="string">
                  <text:p text:style-name="P3" loext:marker-style-name="T6"/>
                </table:table-cell>
                <table:table-cell table:style-name="Table3.A1" office:value-type="string">
                  <text:p text:style-name="P3" loext:marker-style-name="T6"/>
                </table:table-cell>
              </table:table-row>
            </table:table>
            <text:p text:style-name="P5" loext:marker-style-name="T6"/>
            <text:p text:style-name="P5" loext:marker-style-name="T6"/>
            <text:p text:style-name="P5" loext:marker-style-name="T6"/>
            <text:p text:style-name="P5" loext:marker-style-name="T6"/>
            <text:p text:style-name="P5" loext:marker-style-name="T6"/>
            <text:p text:style-name="P7" loext:marker-style-name="T7"/>
            <text:p text:style-name="P7" loext:marker-style-name="T7"/>
            <text:p text:style-name="P7" loext:marker-style-name="T7"/>
            <text:p text:style-name="P7" loext:marker-style-name="T7"/>
            <text:p text:style-name="P7" loext:marker-style-name="T7"/>
            <text:p text:style-name="P7" loext:marker-style-name="T7"/>
            <text:p text:style-name="P7" loext:marker-style-name="T7"/>
            <text:p text:style-name="P7" loext:marker-style-name="T7"/>
            <text:p text:style-name="P7" loext:marker-style-name="T7"/>
            <text:p text:style-name="P7" loext:marker-style-name="T7"/>
            <text:p text:style-name="P7" loext:marker-style-name="T7"/>
            <text:p text:style-name="P7" loext:marker-style-name="T7"/>
            <text:p text:style-name="P7" loext:marker-style-name="T7"/>
            <text:p text:style-name="P7" loext:marker-style-name="T7"/>
            <text:p text:style-name="P7" loext:marker-style-name="T7"/>
            <text:p text:style-name="P12" loext:marker-style-name="T7"><text:span text:style-name="T7">Bilan et perspectives de ces échanges :</text:span><text:span text:style-name="T7"/></text:p>
            <text:p text:style-name="P7" loext:marker-style-name="T7"/>
            <text:p text:style-name="P7" loext:marker-style-name="T7"/>
            <text:p text:style-name="P7" loext:marker-style-name="T7"/>
            <text:p text:style-name="P7" loext:marker-style-name="T7"/>
            <text:p text:style-name="P7" loext:marker-style-name="T7"/>
            <text:p text:style-name="P7" loext:marker-style-name="T7"/>
            <text:p text:style-name="P7" loext:marker-style-name="T7"/>
            <text:p text:style-name="P7" loext:marker-style-name="T7"/>
          </table:table-cell>
        </table:table-row>
        <text:soft-page-break/>
        <table:table-row table:style-name="Table4.2">
          <table:table-cell table:style-name="Table4.A3" office:value-type="string">
            <text:p text:style-name="P6" loext:marker-style-name="T6"/>
          </table:table-cell>
        </table:table-row>
      </table:table>
      <text:p text:style-name="P15" loext:marker-style-name="T8"/>
      <text:p text:style-name="P15" loext:marker-style-name="T8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4" loext:marker-style-name="T1"/>
            <text:p text:style-name="P16" loext:marker-style-name="T6"><text:span text:style-name="T2">NOM Prénom de l’élève-ingénieur : </text:span><text:span text:style-name="T4">Bec-clemente Elio</text:span></text:p>
          </table:table-cell>
        </table:table-row>
        <text:soft-page-break/>
        <table:table-row table:style-name="Table6.2">
          <table:table-cell table:style-name="Table6.A1" office:value-type="string">
            <text:p text:style-name="P12" loext:marker-style-name="T6"><text:span text:style-name="T2">Identité de l’Entreprise 3 :</text:span><text:span text:style-name="T3"/></text:p>
            <text:p text:style-name="P12" loext:marker-style-name="T7"><text:span text:style-name="T7">Ce que je sais sur cette entreprise : </text:span><text:span text:style-name="T7"/></text:p>
            <text:p text:style-name="P5" loext:marker-style-name="T6"/>
            <text:p text:style-name="P5" loext:marker-style-name="T6"/>
            <text:p text:style-name="P5" loext:marker-style-name="T6"/>
            <text:p text:style-name="P5" loext:marker-style-name="T6"/>
            <text:p text:style-name="P5" loext:marker-style-name="T6"/>
            <text:p text:style-name="P12" loext:marker-style-name="T7"><text:span text:style-name="T7">Pourquoi ce choix de visite ?</text:span><text:span text:style-name="T7"/></text:p>
            <text:p text:style-name="P7" loext:marker-style-name="T7"/>
            <text:p text:style-name="P7" loext:marker-style-name="T7"/>
            <text:p text:style-name="P12" loext:marker-style-name="T7"><text:span text:style-name="T7">Ce que j’aimerais savoir (les questions que je vais poser) :</text:span><text:span text:style-name="T7"/></text:p>
            <text:p text:style-name="P7" loext:marker-style-name="T7"/>
            <text:p text:style-name="P7" loext:marker-style-name="T7"/>
            <text:p text:style-name="P7" loext:marker-style-name="T7"/>
            <text:p text:style-name="P7" loext:marker-style-name="T7"/>
            <text:p text:style-name="P7" loext:marker-style-name="T7"/>
            <text:p text:style-name="P7" loext:marker-style-name="T7"/>
            <text:p text:style-name="P7" loext:marker-style-name="T7"/>
            <text:p text:style-name="P12" loext:marker-style-name="T7"><text:span text:style-name="T7">Ma prise de note pendant la rencontre : </text:span><text:span text:style-name="T7"/></text:p>
            <table:table table:name="Table5" table:style-name="Table5">
              <table:table-column table:style-name="Table5.A" table:number-columns-repeated="2"/>
              <table:table-row table:style-name="Table5.1">
                <table:table-cell table:style-name="Table5.A1" office:value-type="string">
                  <text:p text:style-name="P1" loext:marker-style-name="T6"><text:span text:style-name="T6">Noms-Prénoms des personnes rencontrées</text:span><text:span text:style-name="T6"/></text:p>
                </table:table-cell>
                <table:table-cell table:style-name="Table5.A1" office:value-type="string">
                  <text:p text:style-name="P2" loext:marker-style-name="T6"><text:span text:style-name="T6">Postes occupés</text:span><text:span text:style-name="T6"/></text:p>
                </table:table-cell>
              </table:table-row>
              <table:table-row table:style-name="Table5.1">
                <table:table-cell table:style-name="Table5.A1" office:value-type="string">
                  <text:p text:style-name="P3" loext:marker-style-name="T6"/>
                </table:table-cell>
                <table:table-cell table:style-name="Table5.A1" office:value-type="string">
                  <text:p text:style-name="P3" loext:marker-style-name="T6"/>
                </table:table-cell>
              </table:table-row>
              <table:table-row table:style-name="Table5.1">
                <table:table-cell table:style-name="Table5.A1" office:value-type="string">
                  <text:p text:style-name="P3" loext:marker-style-name="T6"/>
                </table:table-cell>
                <table:table-cell table:style-name="Table5.A1" office:value-type="string">
                  <text:p text:style-name="P3" loext:marker-style-name="T6"/>
                </table:table-cell>
              </table:table-row>
              <table:table-row table:style-name="Table5.1">
                <table:table-cell table:style-name="Table5.A1" office:value-type="string">
                  <text:p text:style-name="P3" loext:marker-style-name="T6"/>
                </table:table-cell>
                <table:table-cell table:style-name="Table5.A1" office:value-type="string">
                  <text:p text:style-name="P3" loext:marker-style-name="T6"/>
                </table:table-cell>
              </table:table-row>
            </table:table>
            <text:p text:style-name="P5" loext:marker-style-name="T6"/>
            <text:p text:style-name="P5" loext:marker-style-name="T6"/>
            <text:p text:style-name="P5" loext:marker-style-name="T6"/>
            <text:p text:style-name="P5" loext:marker-style-name="T6"/>
            <text:p text:style-name="P5" loext:marker-style-name="T6"/>
            <text:p text:style-name="P7" loext:marker-style-name="T7"/>
            <text:p text:style-name="P7" loext:marker-style-name="T7"/>
            <text:p text:style-name="P7" loext:marker-style-name="T7"/>
            <text:p text:style-name="P7" loext:marker-style-name="T7"/>
            <text:p text:style-name="P7" loext:marker-style-name="T7"/>
            <text:p text:style-name="P7" loext:marker-style-name="T7"/>
            <text:p text:style-name="P7" loext:marker-style-name="T7"/>
            <text:p text:style-name="P7" loext:marker-style-name="T7"/>
            <text:p text:style-name="P7" loext:marker-style-name="T7"/>
            <text:p text:style-name="P7" loext:marker-style-name="T7"/>
            <text:p text:style-name="P7" loext:marker-style-name="T7"/>
            <text:p text:style-name="P7" loext:marker-style-name="T7"/>
            <text:p text:style-name="P7" loext:marker-style-name="T7"/>
            <text:p text:style-name="P7" loext:marker-style-name="T7"/>
            <text:p text:style-name="P7" loext:marker-style-name="T7"/>
            <text:p text:style-name="P12" loext:marker-style-name="T7"><text:span text:style-name="T7">Bilan et perspectives de ces échanges :</text:span><text:span text:style-name="T7"/></text:p>
            <text:p text:style-name="P7" loext:marker-style-name="T7"/>
            <text:p text:style-name="P7" loext:marker-style-name="T7"/>
            <text:p text:style-name="P7" loext:marker-style-name="T7"/>
            <text:p text:style-name="P7" loext:marker-style-name="T7"/>
            <text:p text:style-name="P7" loext:marker-style-name="T7"/>
            <text:p text:style-name="P7" loext:marker-style-name="T7"/>
            <text:p text:style-name="P7" loext:marker-style-name="T7"/>
            <text:p text:style-name="P7" loext:marker-style-name="T7"/>
          </table:table-cell>
        </table:table-row>
      </table:table>
      <text:p text:style-name="P15" loext:marker-style-name="T8"/>
      <text:p text:style-name="P15" loext:marker-style-name="T8"/>
      <table:table table:name="Table8" table:style-name="Table8">
        <table:table-column table:style-name="Table8.A"/>
        <text:soft-page-break/>
        <table:table-row table:style-name="Table8.1">
          <table:table-cell table:style-name="Table8.A1" office:value-type="string">
            <text:p text:style-name="P4" loext:marker-style-name="T1"/>
            <text:p text:style-name="P16" loext:marker-style-name="T6"><text:span text:style-name="T2">NOM Prénom de l’élève-ingénieur : </text:span><text:span text:style-name="T4">Bec-clemente Elio</text:span></text:p>
          </table:table-cell>
        </table:table-row>
        <table:table-row table:style-name="Table8.2">
          <table:table-cell table:style-name="Table8.A1" office:value-type="string">
            <text:p text:style-name="P12" loext:marker-style-name="T6"><text:span text:style-name="T2">Identité de l’Entreprise 4 :</text:span><text:span text:style-name="T3"/></text:p>
            <text:p text:style-name="P12" loext:marker-style-name="T7"><text:span text:style-name="T7">Ce que je sais sur cette entreprise : </text:span><text:span text:style-name="T7"/></text:p>
            <text:p text:style-name="P5" loext:marker-style-name="T6"/>
            <text:p text:style-name="P5" loext:marker-style-name="T6"/>
            <text:p text:style-name="P5" loext:marker-style-name="T6"/>
            <text:p text:style-name="P5" loext:marker-style-name="T6"/>
            <text:p text:style-name="P5" loext:marker-style-name="T6"/>
            <text:p text:style-name="P12" loext:marker-style-name="T7"><text:span text:style-name="T7">Pourquoi ce choix de visite ?</text:span><text:span text:style-name="T7"/></text:p>
            <text:p text:style-name="P7" loext:marker-style-name="T7"/>
            <text:p text:style-name="P7" loext:marker-style-name="T7"/>
            <text:p text:style-name="P12" loext:marker-style-name="T7"><text:span text:style-name="T7">Ce que j’aimerais savoir (les questions que je vais poser) :</text:span><text:span text:style-name="T7"/></text:p>
            <text:p text:style-name="P7" loext:marker-style-name="T7"/>
            <text:p text:style-name="P7" loext:marker-style-name="T7"/>
            <text:p text:style-name="P7" loext:marker-style-name="T7"/>
            <text:p text:style-name="P7" loext:marker-style-name="T7"/>
            <text:p text:style-name="P7" loext:marker-style-name="T7"/>
            <text:p text:style-name="P7" loext:marker-style-name="T7"/>
            <text:p text:style-name="P7" loext:marker-style-name="T7"/>
            <text:p text:style-name="P12" loext:marker-style-name="T7"><text:span text:style-name="T7">Ma prise de note pendant la rencontre : </text:span><text:span text:style-name="T7"/></text:p>
            <table:table table:name="Table7" table:style-name="Table7">
              <table:table-column table:style-name="Table7.A" table:number-columns-repeated="2"/>
              <table:table-row table:style-name="Table7.1">
                <table:table-cell table:style-name="Table7.A1" office:value-type="string">
                  <text:p text:style-name="P1" loext:marker-style-name="T6"><text:span text:style-name="T6">Noms-Prénoms des personnes rencontrées</text:span><text:span text:style-name="T6"/></text:p>
                </table:table-cell>
                <table:table-cell table:style-name="Table7.A1" office:value-type="string">
                  <text:p text:style-name="P2" loext:marker-style-name="T6"><text:span text:style-name="T6">Postes occupés</text:span><text:span text:style-name="T6"/></text:p>
                </table:table-cell>
              </table:table-row>
              <table:table-row table:style-name="Table7.1">
                <table:table-cell table:style-name="Table7.A1" office:value-type="string">
                  <text:p text:style-name="P3" loext:marker-style-name="T6"/>
                </table:table-cell>
                <table:table-cell table:style-name="Table7.A1" office:value-type="string">
                  <text:p text:style-name="P3" loext:marker-style-name="T6"/>
                </table:table-cell>
              </table:table-row>
              <table:table-row table:style-name="Table7.1">
                <table:table-cell table:style-name="Table7.A1" office:value-type="string">
                  <text:p text:style-name="P3" loext:marker-style-name="T6"/>
                </table:table-cell>
                <table:table-cell table:style-name="Table7.A1" office:value-type="string">
                  <text:p text:style-name="P3" loext:marker-style-name="T6"/>
                </table:table-cell>
              </table:table-row>
              <table:table-row table:style-name="Table7.1">
                <table:table-cell table:style-name="Table7.A1" office:value-type="string">
                  <text:p text:style-name="P3" loext:marker-style-name="T6"/>
                </table:table-cell>
                <table:table-cell table:style-name="Table7.A1" office:value-type="string">
                  <text:p text:style-name="P3" loext:marker-style-name="T6"/>
                </table:table-cell>
              </table:table-row>
            </table:table>
            <text:p text:style-name="P5" loext:marker-style-name="T6"/>
            <text:p text:style-name="P5" loext:marker-style-name="T6"/>
            <text:p text:style-name="P5" loext:marker-style-name="T6"/>
            <text:p text:style-name="P5" loext:marker-style-name="T6"/>
            <text:p text:style-name="P5" loext:marker-style-name="T6"/>
            <text:p text:style-name="P7" loext:marker-style-name="T7"/>
            <text:p text:style-name="P7" loext:marker-style-name="T7"/>
            <text:p text:style-name="P7" loext:marker-style-name="T7"/>
            <text:p text:style-name="P7" loext:marker-style-name="T7"/>
            <text:p text:style-name="P7" loext:marker-style-name="T7"/>
            <text:p text:style-name="P7" loext:marker-style-name="T7"/>
            <text:p text:style-name="P7" loext:marker-style-name="T7"/>
            <text:p text:style-name="P7" loext:marker-style-name="T7"/>
            <text:p text:style-name="P7" loext:marker-style-name="T7"/>
            <text:p text:style-name="P7" loext:marker-style-name="T7"/>
            <text:p text:style-name="P7" loext:marker-style-name="T7"/>
            <text:p text:style-name="P7" loext:marker-style-name="T7"/>
            <text:p text:style-name="P7" loext:marker-style-name="T7"/>
            <text:p text:style-name="P7" loext:marker-style-name="T7"/>
            <text:p text:style-name="P7" loext:marker-style-name="T7"/>
            <text:p text:style-name="P12" loext:marker-style-name="T7"><text:span text:style-name="T7">Bilan et perspectives de ces échanges :</text:span><text:span text:style-name="T7"/></text:p>
            <text:p text:style-name="P7" loext:marker-style-name="T7"/>
            <text:p text:style-name="P7" loext:marker-style-name="T7"/>
            <text:p text:style-name="P7" loext:marker-style-name="T7"/>
            <text:p text:style-name="P7" loext:marker-style-name="T7"/>
            <text:p text:style-name="P7" loext:marker-style-name="T7"/>
            <text:p text:style-name="P7" loext:marker-style-name="T7"/>
            <text:p text:style-name="P7" loext:marker-style-name="T7"/>
            <text:p text:style-name="P7" loext:marker-style-name="T7"/>
          </table:table-cell>
        </table:table-row>
      </table:table>
      <text:p text:style-name="P15" loext:marker-style-name="T8"/>
      <table:table table:name="Table10" table:style-name="Table10">
        <table:table-column table:style-name="Table10.A"/>
        <text:soft-page-break/>
        <table:table-row table:style-name="Table10.1">
          <table:table-cell table:style-name="Table10.A1" office:value-type="string">
            <text:p text:style-name="P4" loext:marker-style-name="T1"/>
            <text:p text:style-name="P16" loext:marker-style-name="T6"><text:span text:style-name="T2">NOM Prénom de l’élève-ingénieur : </text:span><text:span text:style-name="T4">Bec-clemente Elio</text:span></text:p>
          </table:table-cell>
        </table:table-row>
        <table:table-row table:style-name="Table10.2">
          <table:table-cell table:style-name="Table10.A1" office:value-type="string">
            <text:p text:style-name="P12" loext:marker-style-name="T6"><text:span text:style-name="T2">Identité de l’Entreprise 5 :</text:span><text:span text:style-name="T3"/></text:p>
            <text:p text:style-name="P12" loext:marker-style-name="T7"><text:span text:style-name="T7">Ce que je sais sur cette entreprise : </text:span><text:span text:style-name="T7"/></text:p>
            <text:p text:style-name="P5" loext:marker-style-name="T6"/>
            <text:p text:style-name="P5" loext:marker-style-name="T6"/>
            <text:p text:style-name="P5" loext:marker-style-name="T6"/>
            <text:p text:style-name="P5" loext:marker-style-name="T6"/>
            <text:p text:style-name="P5" loext:marker-style-name="T6"/>
            <text:p text:style-name="P12" loext:marker-style-name="T7"><text:span text:style-name="T7">Pourquoi ce choix de visite ?</text:span><text:span text:style-name="T7"/></text:p>
            <text:p text:style-name="P7" loext:marker-style-name="T7"/>
            <text:p text:style-name="P7" loext:marker-style-name="T7"/>
            <text:p text:style-name="P12" loext:marker-style-name="T7"><text:span text:style-name="T7">Ce que j’aimerais savoir (les questions que je vais poser) :</text:span><text:span text:style-name="T7"/></text:p>
            <text:p text:style-name="P7" loext:marker-style-name="T7"/>
            <text:p text:style-name="P7" loext:marker-style-name="T7"/>
            <text:p text:style-name="P7" loext:marker-style-name="T7"/>
            <text:p text:style-name="P7" loext:marker-style-name="T7"/>
            <text:p text:style-name="P7" loext:marker-style-name="T7"/>
            <text:p text:style-name="P7" loext:marker-style-name="T7"/>
            <text:p text:style-name="P7" loext:marker-style-name="T7"/>
            <text:p text:style-name="P12" loext:marker-style-name="T7"><text:span text:style-name="T7">Ma prise de note pendant la rencontre : </text:span><text:span text:style-name="T7"/></text:p>
            <table:table table:name="Table9" table:style-name="Table9">
              <table:table-column table:style-name="Table9.A" table:number-columns-repeated="2"/>
              <table:table-row table:style-name="Table9.1">
                <table:table-cell table:style-name="Table9.A1" office:value-type="string">
                  <text:p text:style-name="P1" loext:marker-style-name="T6"><text:span text:style-name="T6">Noms-Prénoms des personnes rencontrées</text:span><text:span text:style-name="T6"/></text:p>
                </table:table-cell>
                <table:table-cell table:style-name="Table9.A1" office:value-type="string">
                  <text:p text:style-name="P2" loext:marker-style-name="T6"><text:span text:style-name="T6">Postes occupés</text:span><text:span text:style-name="T6"/></text:p>
                </table:table-cell>
              </table:table-row>
              <table:table-row table:style-name="Table9.1">
                <table:table-cell table:style-name="Table9.A1" office:value-type="string">
                  <text:p text:style-name="P3" loext:marker-style-name="T6"/>
                </table:table-cell>
                <table:table-cell table:style-name="Table9.A1" office:value-type="string">
                  <text:p text:style-name="P3" loext:marker-style-name="T6"/>
                </table:table-cell>
              </table:table-row>
              <table:table-row table:style-name="Table9.1">
                <table:table-cell table:style-name="Table9.A1" office:value-type="string">
                  <text:p text:style-name="P3" loext:marker-style-name="T6"/>
                </table:table-cell>
                <table:table-cell table:style-name="Table9.A1" office:value-type="string">
                  <text:p text:style-name="P3" loext:marker-style-name="T6"/>
                </table:table-cell>
              </table:table-row>
              <table:table-row table:style-name="Table9.1">
                <table:table-cell table:style-name="Table9.A1" office:value-type="string">
                  <text:p text:style-name="P3" loext:marker-style-name="T6"/>
                </table:table-cell>
                <table:table-cell table:style-name="Table9.A1" office:value-type="string">
                  <text:p text:style-name="P3" loext:marker-style-name="T6"/>
                </table:table-cell>
              </table:table-row>
            </table:table>
            <text:p text:style-name="P5" loext:marker-style-name="T6"/>
            <text:p text:style-name="P5" loext:marker-style-name="T6"/>
            <text:p text:style-name="P5" loext:marker-style-name="T6"/>
            <text:p text:style-name="P5" loext:marker-style-name="T6"/>
            <text:p text:style-name="P5" loext:marker-style-name="T6"/>
            <text:p text:style-name="P7" loext:marker-style-name="T7"/>
            <text:p text:style-name="P7" loext:marker-style-name="T7"/>
            <text:p text:style-name="P7" loext:marker-style-name="T7"/>
            <text:p text:style-name="P7" loext:marker-style-name="T7"/>
            <text:p text:style-name="P7" loext:marker-style-name="T7"/>
            <text:p text:style-name="P7" loext:marker-style-name="T7"/>
            <text:p text:style-name="P7" loext:marker-style-name="T7"/>
            <text:p text:style-name="P7" loext:marker-style-name="T7"/>
            <text:p text:style-name="P7" loext:marker-style-name="T7"/>
            <text:p text:style-name="P7" loext:marker-style-name="T7"/>
            <text:p text:style-name="P7" loext:marker-style-name="T7"/>
            <text:p text:style-name="P7" loext:marker-style-name="T7"/>
            <text:p text:style-name="P7" loext:marker-style-name="T7"/>
            <text:p text:style-name="P7" loext:marker-style-name="T7"/>
            <text:p text:style-name="P7" loext:marker-style-name="T7"/>
            <text:p text:style-name="P12" loext:marker-style-name="T7"><text:span text:style-name="T7">Bilan et perspectives de ces échanges :</text:span><text:span text:style-name="T7"/></text:p>
            <text:p text:style-name="P7" loext:marker-style-name="T7"/>
            <text:p text:style-name="P7" loext:marker-style-name="T7"/>
            <text:p text:style-name="P7" loext:marker-style-name="T7"/>
            <text:p text:style-name="P7" loext:marker-style-name="T7"/>
            <text:p text:style-name="P7" loext:marker-style-name="T7"/>
            <text:p text:style-name="P7" loext:marker-style-name="T7"/>
            <text:p text:style-name="P7" loext:marker-style-name="T7"/>
            <text:p text:style-name="P7" loext:marker-style-name="T7"/>
          </table:table-cell>
        </table:table-row>
      </table:table>
      <text:p text:style-name="P15" loext:marker-style-name="T8"/>
      <text:p text:style-name="P15" loext:marker-style-name="T8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Body_20_Text_20_2" style:display-name="Body Text 2" style:family="paragraph" style:parent-style-name="Standard" loext:linked-style-name="Corps_20_de_20_texte_20_2_20_Car">
      <style:paragraph-properties fo:margin-top="0.212cm" fo:margin-bottom="0.423cm" style:contextual-spacing="false"/>
      <style:text-properties fo:color="#3366ff" loext:opacity="100%" style:font-name="Arial" fo:font-family="Arial" style:font-family-generic="roman" style:font-pitch="variable" fo:font-size="14pt" fo:font-weight="bold" style:font-size-asian="14pt" style:font-weight-asian="bold" style:font-name-complex="Arial1" style:font-family-complex="Arial" style:font-family-generic-complex="system" style:font-pitch-complex="variable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Pied_20_de_20_page_20_Car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</style:style>
    <style:style style:name="Balloon_20_Text" style:display-name="Balloon Text" style:family="paragraph" style:parent-style-name="Standard" loext:linked-style-name="Texte_20_de_20_bulles_20_Car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loext:linked-style-name="En-tête_20_Car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efault_20_Paragraph_20_Font_20__28_WW_29_" style:display-name="Default Paragraph Font (WW)" style:family="text"/>
    <style:style style:name="Corps_20_de_20_texte_20_2_20_Car" style:display-name="Corps de texte 2 Car" style:family="text" style:parent-style-name="Default_20_Paragraph_20_Font_20__28_WW_29_" loext:linked-style-name="Body_20_Text_20_2">
      <style:text-properties fo:color="#3366ff" loext:opacity="100%" style:font-name="Arial" fo:font-family="Arial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language-asian="fr" style:country-asian="FR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Pied_20_de_20_page_20_Car" style:display-name="Pied de page Car" style:family="text" style:parent-style-name="Default_20_Paragraph_20_Font_20__28_WW_29_" loext:linked-style-name="Footer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Texte_20_de_20_bulles_20_Car" style:display-name="Texte de bulles Car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fr" style:country-asian="FR" style:font-name-complex="Tahoma1" style:font-family-complex="Tahoma" style:font-family-generic-complex="system" style:font-pitch-complex="variable" style:font-size-complex="8pt"/>
    </style:style>
    <style:style style:name="En-tête_20_Car" style:display-name="En-tête Car" style:family="text" style:parent-style-name="Default_20_Paragraph_20_Font_20__28_WW_29_" loext:linked-style-name="Header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color="#cc00ff" loext:opacity="100%" fo:font-size="10pt" fo:font-style="normal" fo:font-weight="bold" style:font-size-asian="10pt" style:font-style-asian="normal" style:font-weight-asian="bold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fo:color="#7030a0" loext:opacity="100%"/>
    </style:style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fo:color="#7030a0" loext:opacity="100%" fo:font-size="10pt" fo:font-style="normal" fo:font-weight="bold" style:font-size-asian="10pt" style:font-style-asian="normal" style:font-weight-asian="bold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>
      <style:text-properties style:letter-kerning="tru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>
      <style:text-properties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>
      <style:text-properties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>
      <style:text-properties style:font-name-asian="Times New Roman1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-0.635cm"/>
        </style:list-level-properties>
        <style:text-properties fo:font-family="'Times New Roman'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" style:num-suffix="" text:bullet-char="">
        <style:list-level-properties text:list-level-position-and-space-mode="label-alignment">
          <style:list-level-label-alignment text:label-followed-by="listtab" fo:text-indent="-0.635cm" fo:margin-left="-0.635cm"/>
        </style:list-level-properties>
        <style:text-properties fo:font-family="'Wingdings 2'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-0.635cm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-0.635cm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" style:num-suffix="" text:bullet-char="">
        <style:list-level-properties text:list-level-position-and-space-mode="label-alignment">
          <style:list-level-label-alignment text:label-followed-by="listtab" fo:text-indent="-0.635cm" fo:margin-left="-0.635cm"/>
        </style:list-level-properties>
        <style:text-properties fo:font-family="'Wingdings 2'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hème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Header">
      <style:paragraph-properties fo:text-indent="-0.501cm" style:auto-text-indent="false">
        <style:tab-stops>
          <style:tab-stop style:position="16.002cm" style:type="right"/>
        </style:tab-stops>
      </style:paragraph-properties>
    </style:style>
    <style:style style:name="MT1" style:family="text">
      <style:text-properties style:font-name="Calibri" style:font-name-complex="Calibri1"/>
    </style:style>
    <style:style style:name="MT2" style:family="text">
      <style:text-properties style:font-name="Calibri" fo:font-size="18pt" style:font-size-asian="18pt" style:font-name-complex="Calibri1" style:font-size-complex="18pt"/>
    </style:style>
    <style:style style:name="MT3" style:family="text">
      <style:text-properties style:font-name="Calibri" fo:font-weight="bold" style:font-weight-asian="bold" style:font-name-complex="Calibri1"/>
    </style:style>
    <style:style style:name="MT4" style:family="text">
      <style:text-properties fo:color="#7030a0" loext:opacity="100%" style:font-name="Calibri" fo:font-weight="bold" style:font-weight-asian="bold" style:font-name-complex="Calibri1"/>
    </style:style>
    <style:style style:name="MT5" style:family="text">
      <style:text-properties style:font-name="Calibri" fo:font-style="italic" fo:font-weight="bold" style:font-style-asian="italic" style:font-weight-asian="bold" style:font-name-complex="Calibri1"/>
    </style:style>
    <style:style style:name="MT6" style:family="text">
      <style:text-properties fo:color="#7030a0" loext:opacity="100%" style:font-name="Calibri" fo:font-style="italic" fo:font-weight="bold" style:font-style-asian="italic" style:font-weight-asian="bold" style:font-name-complex="Calibri1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page-layout style:name="Mpm1">
      <style:page-layout-properties fo:page-width="21.001cm" fo:page-height="29.7cm" style:num-format="1" style:print-orientation="portrait" fo:margin-top="0.751cm" fo:margin-bottom="0.43cm" fo:margin-left="2cm" fo:margin-right="2.501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draw:frame draw:style-name="Mfr1" draw:name="Image 6" text:anchor-type="char" svg:x="-0.497cm" svg:y="0.011cm" svg:width="2.604cm" svg:height="1.118cm" draw:z-index="6"><draw:image xlink:href="Pictures/10000000000000D40000005BB922201C.png" xlink:type="simple" xlink:show="embed" xlink:actuate="onLoad" draw:mime-type="image/png"/><draw:contour-polygon svg:width="5.446cm" svg:height="2.292cm" svg:viewBox="0 0 5446 2292" draw:points="25,0 25,2292 5471,2292 5471,0" draw:recreate-on-edit="false"/></draw:frame><text:span text:style-name="MT2"><text:s text:c="26"/></text:span><text:span text:style-name="MT3">MAC-MAP - </text:span><text:span text:style-name="MT4">Retour d’Expériences Forum 2025</text:span></text:p>
        <text:p text:style-name="Header" loext:marker-style-name="MT5"><text:span text:style-name="MT4"><text:s text:c="29"/></text:span><text:span text:style-name="MT6"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annec</meta:initial-creator>
    <meta:editing-cycles>7</meta:editing-cycles>
    <meta:print-date>2025-01-15T09:26:00</meta:print-date>
    <meta:creation-date>2025-07-17T13:38:00</meta:creation-date>
    <dc:date>2025-10-13T13:56:56.662583526</dc:date>
    <meta:editing-duration>PT1H19M48S</meta:editing-duration>
    <meta:generator>LibreOffice/24.2.3.2$Linux_X86_64 LibreOffice_project/433d9c2ded56988e8a90e6b2e771ee4e6a5ab2ba</meta:generator>
    <meta:document-statistic meta:table-count="10" meta:image-count="1" meta:object-count="0" meta:page-count="7" meta:paragraph-count="53" meta:word-count="336" meta:character-count="2115" meta:non-whitespace-character-count="1761"/>
    <meta:user-defined meta:name="AppVersion">16.0000</meta:user-defined>
    <meta:user-defined meta:name="Company">Esisar - Grenoble-inp</meta:user-defined>
    <meta:template xlink:type="simple" xlink:actuate="onRequest" xlink:title="Normal" xlink:href=""/>
  </office:meta>
</office:document-meta>
</file>